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color="#000000" draw:fill="solid" draw:fill-color="#00a933" draw:textarea-horizontal-align="justify" draw:textarea-vertical-align="middle" draw:auto-grow-height="false" fo:min-height="1.5cm" fo:min-width="12.25cm"/>
      <style:paragraph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.216cm" fo:min-width="0.278cm"/>
    </style:style>
    <style:style style:name="gr4" style:family="graphic" style:parent-style-name="standard">
      <style:graphic-properties draw:stroke="none" svg:stroke-color="#000000" draw:fill="solid" draw:fill-color="#2a6099" draw:textarea-horizontal-align="justify" draw:textarea-vertical-align="middle" draw:auto-grow-height="false" fo:min-height="1.5cm" fo:min-width="12.2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1.5cm" fo:min-width="12.2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8000" draw:textarea-horizontal-align="justify" draw:textarea-vertical-align="middle" draw:auto-grow-height="false" fo:min-height="1.5cm" fo:min-width="12.25cm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solid" draw:fill-color="#00a933"/>
      <style:paragraph-properties fo:text-align="center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solid" draw:fill-color="#ff8000"/>
      <style:paragraph-properties fo:text-align="center"/>
      <style:text-properties fo:color="#ffffff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draw:style-name="gr1">
          <draw:custom-shape draw:style-name="gr2" draw:text-style-name="P2" draw:layer="layout" svg:width="12.75cm" svg:height="1.75cm" svg:x="4cm" svg:y="22.25cm">
            <text:p text:style-name="P1"><text:span text:style-name="T1">Hardwar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cm" svg:height="2.25cm" svg:x="9.625cm" svg:y="19.75cm">
            <text:p/>
            <draw:enhanced-geometry svg:viewBox="0 0 21600 21600" draw:text-areas="?f0 ?f8 ?f2 ?f9" draw:type="up-down-arrow" draw:modifiers="5194.93670886076 7254.37583296313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4" draw:layer="layout" svg:width="12.75cm" svg:height="1.75cm" svg:x="4cm" svg:y="17.75cm">
            <text:p text:style-name="P1"><text:span text:style-name="T1">Sistema Operaciona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2.75cm" svg:height="1.75cm" svg:x="4cm" svg:y="13.25cm">
            <text:p text:style-name="P1"><text:span text:style-name="T1">Aplicaçã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2.75cm" svg:height="1.75cm" svg:x="4cm" svg:y="8.75cm">
            <text:p text:style-name="P1"><text:span text:style-name="T1">Usuári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5cm" svg:height="2.25cm" svg:x="9.625cm" svg:y="15.25cm">
            <text:p/>
            <draw:enhanced-geometry svg:viewBox="0 0 21600 21600" draw:text-areas="?f0 ?f8 ?f2 ?f9" draw:type="up-down-arrow" draw:modifiers="5194.93670886076 7254.37583296313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1.5cm" svg:height="2.25cm" svg:x="9.625cm" svg:y="10.75cm">
            <text:p/>
            <draw:enhanced-geometry svg:viewBox="0 0 21600 21600" draw:text-areas="?f0 ?f8 ?f2 ?f9" draw:type="up-down-arrow" draw:modifiers="5194.93670886076 7254.37583296313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1:29:23.816960500</meta:creation-date>
    <dc:date>2023-05-02T21:37:57.091116683</dc:date>
    <meta:editing-duration>PT8M33S</meta:editing-duration>
    <meta:editing-cycles>1</meta:editing-cycles>
    <meta:document-statistic meta:object-count="8"/>
    <meta:generator>LibreOffice/7.5.2.2$MacOSX_AARCH64 LibreOffice_project/53bb9681a964705cf672590721dbc85eb4d0c3a2</meta:generator>
  </office:meta>
</office:document-meta>
</file>